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ira Code Light" svg:font-family="'Fira Code Light'" style:font-family-generic="system" style:font-pitch="variable"/>
    <style:font-face style:name="FreeSans" svg:font-family="Free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nifont" svg:font-family="Unifont" style:font-family-generic="system" style:font-pitch="variable"/>
  </office:font-face-decls>
  <office:automatic-styles>
    <style:style style:name="dp1" style:family="drawing-page"/>
    <style:style style:name="gr1" style:family="graphic" style:parent-style-name="standard">
      <style:graphic-properties svg:stroke-width="0.053cm" svg:stroke-color="#ff0000" draw:marker-start-width="0.279cm" draw:marker-end-width="0.279cm" draw:fill-color="#ec9ba4" draw:opacity="25%" draw:textarea-horizontal-align="justify" draw:textarea-vertical-align="middle" draw:auto-grow-height="false" fo:min-height="23.81cm" fo:min-width="37.391cm" fo:padding-top="0.151cm" fo:padding-bottom="0.151cm" fo:padding-left="0.276cm" fo:padding-right="0.276cm" fo:wrap-option="wrap" loext:decorative="false"/>
    </style:style>
    <style:style style:name="gr2" style:family="graphic" style:parent-style-name="standard">
      <style:graphic-properties svg:stroke-width="0.035cm" draw:marker-start-width="0.252cm" draw:marker-end-width="0.252cm" draw:opacity="26%" draw:textarea-vertical-align="middle" fo:padding-top="0.142cm" fo:padding-bottom="0.142cm" fo:padding-left="0.267cm" fo:padding-right="0.267cm" loext:decorative="false"/>
    </style:style>
    <style:style style:name="gr3" style:family="graphic" style:parent-style-name="standard">
      <style:graphic-properties svg:stroke-width="0.053cm" svg:stroke-color="#069a2e" draw:marker-start-width="0.279cm" draw:marker-end-width="0.279cm" draw:opacity="0%" draw:textarea-vertical-align="middle" fo:padding-top="0.151cm" fo:padding-bottom="0.151cm" fo:padding-left="0.276cm" fo:padding-right="0.276cm" loext:decorative="false"/>
    </style:style>
    <style:style style:name="P1" style:family="paragraph">
      <loext:graphic-properties draw:fill-color="#ec9ba4" draw:opacity="25%"/>
      <style:paragraph-properties fo:text-align="center"/>
    </style:style>
    <style:style style:name="P2" style:family="paragraph">
      <loext:graphic-properties draw:opacity="26%"/>
      <style:paragraph-properties fo:text-align="center"/>
    </style:style>
    <style:style style:name="P3" style:family="paragraph">
      <loext:graphic-properties draw:opacity="0%"/>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53.657cm" svg:height="34.098cm" svg:x="-13.576cm" svg:y="5.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 draw:text-style-name="P2" draw:layer="layout" svg:width="32.793cm" svg:height="4.772cm" svg:x="-3.487cm" svg:y="4.547cm" svg:viewBox="0 0 32794 4773" svg:d="M0 4766c48-198 917-681 712-891 272-95 663-471 663-471 253 6 718 272 972 266 233-5 494 59 701-31 393-171 621-576 621-916 458 0 917-341 1375-333 270-128 459-688 459-681 458-7 450 114 730 86 260-26 381 252 646 255 245 3 634-302 882-302 290 0 581-9 871 0 331 10 673 356 998 302 353-58 678-495 1019-586 271-73 575-59 849-126 277-66 884-657 884-650 292 129 459 333 815 272 102-279 102-288 562-620 0-8 457 341 917-340 458 340 674 653 1027 675 293 20 533 274 807 353 276 80 642 259 918 341 248 75 655 340 917 340 325 0 591-340 917-340 303 0 511-267 815-252 286 14 528-76 806-110 326-41 811 81 1131 14 315-67 456-350 760-440 157 100 808 120 1074 107 260-13 0-7 458-348 459 341 224 97 459 341 201 208 458 681 918 340 458 681 768 168 917 341 176 204 88 700 270 906 160 181 383 345 659 393 260 46 544-18 807 32 328 63 549 11 828-47 297-61 524 56 659 221 160 197 460 321 742 425 243 90 542 126 701 315 147 176 390 295 488 505 97 207 346 357 595 473l212 110 233 62v16z">
          <text:p/>
        </draw:path>
        <draw:path draw:style-name="gr3" draw:text-style-name="P3" draw:layer="layout" svg:width="34.103cm" svg:height="5.092cm" svg:x="-4.2cm" svg:y="5.577cm" svg:viewBox="0 0 34104 5093" svg:d="M0 4211c1631-1157 1027-1207 3319-1548 1038-142 1443-454 2819-1135 1834-680 4154-674 5123-873 1835-341 3338-909 5632-529 2232 332 2623 205 3540 205 2294 0 2752-341 4587 0 1834 340 2519 1025 3371 1262 1408 441 1674 439 4426 1461 1771 651 1337 2195 898 2027l-20619-502z">
          <text:p/>
        </draw:path>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ira Code Light" svg:font-family="'Fira Code Light'" style:font-family-generic="system" style:font-pitch="variable"/>
    <style:font-face style:name="FreeSans" svg:font-family="Free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Fira Code Light"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Unifont" style:font-family-asian="Unifon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975cm" fo:page-height="8.8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Default_20_1" style:display-name="Default 1"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12:35:31.657141623</meta:creation-date>
    <dc:date>2025-03-25T13:32:25.703555151</dc:date>
    <meta:editing-duration>PT5M46S</meta:editing-duration>
    <meta:editing-cycles>2</meta:editing-cycles>
    <meta:generator>LibreOffice/24.2.7.2$Linux_X86_64 LibreOffice_project/420$Build-2</meta:generator>
    <meta:document-statistic meta:object-count="3"/>
  </office:meta>
</office:document-meta>
</file>